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weight="bold" officeooo:rsid="0016b70d" officeooo:paragraph-rsid="0016b70d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Times New Roman" fo:font-weight="normal" officeooo:rsid="0016b70d" officeooo:paragraph-rsid="0017b9ab" style:font-weight-asian="normal" style:font-weight-complex="normal"/>
    </style:style>
    <style:style style:name="P3" style:family="paragraph" style:parent-style-name="Standard">
      <style:paragraph-properties fo:line-height="150%"/>
      <style:text-properties officeooo:paragraph-rsid="0017b9ab"/>
    </style:style>
    <style:style style:name="T1" style:family="text">
      <style:text-properties officeooo:rsid="0017b9ab"/>
    </style:style>
    <style:style style:name="T2" style:family="text">
      <style:text-properties officeooo:rsid="001a7686"/>
    </style:style>
    <style:style style:name="T3" style:family="text">
      <style:text-properties officeooo:rsid="001b3415"/>
    </style:style>
    <style:style style:name="T4" style:family="text">
      <style:text-properties style:font-name="Times New Roman" fo:font-weight="normal" officeooo:rsid="0017b9ab" style:font-weight-asian="normal" style:font-weight-complex="normal"/>
    </style:style>
    <style:style style:name="T5" style:family="text">
      <style:text-properties style:font-name="Times New Roman" fo:font-weight="normal" officeooo:rsid="0018c918" style:font-weight-asian="normal" style:font-weight-complex="normal"/>
    </style:style>
    <style:style style:name="T6" style:family="text">
      <style:text-properties style:font-name="Times New Roman" fo:font-weight="normal" officeooo:rsid="001b3415" style:font-weight-asian="normal" style:font-weight-complex="normal"/>
    </style:style>
    <style:style style:name="T7" style:family="text">
      <style:text-properties style:font-name="Times New Roman" fo:font-weight="normal" officeooo:rsid="001d2bd9" style:font-weight-asian="normal" style:font-weight-complex="normal"/>
    </style:style>
    <style:style style:name="T8" style:family="text">
      <style:text-properties style:font-name="Times New Roman" fo:font-weight="normal" officeooo:rsid="001e4cab" style:font-weight-asian="normal" style:font-weight-complex="normal"/>
    </style:style>
    <style:style style:name="T9" style:family="text">
      <style:text-properties style:font-name="Times New Roman" fo:font-weight="normal" officeooo:rsid="001f2897" style:font-weight-asian="normal" style:font-weight-complex="normal"/>
    </style:style>
    <style:style style:name="T10" style:family="text">
      <style:text-properties style:font-name="Times New Roman" fo:font-weight="normal" officeooo:rsid="0020af57" style:font-weight-asian="normal" style:font-weight-complex="normal"/>
    </style:style>
    <style:style style:name="T11" style:family="text">
      <style:text-properties officeooo:rsid="0020af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hodology</text:p>
      <text:p text:style-name="P2"><text:tab/>We employ methods for calculating the loss of carbon at depth by using thermodynamic modelling of the representative lithologies entering the trench <text:span text:style-name="T1">that are averaged on a global scale for each of the compositions. </text:span><text:span text:style-name="T2">The lithological compositions are after </text:span><text:span text:style-name="T1">are </text:span><text:span text:style-name="T2">GLOSS average sediments </text:span><text:span text:style-name="T1">after plank and langmuir , altered volcanics after Staudigel Super Suite (alt and teagle), intrusives are after kelemen and manning 2015 (Shibroleeva) and lithospheric mantle are after a LOSIMAG with water and carbon added to the bulk composition to represent serpentinized portions during bending of the slab. </text:span><text:span text:style-name="T2">The stable phases and fluid compositions are calculated using the Gibbs freee minimization approach with the Perple_X thermodynamic modelling software (Connolly 2009). Activity models used in the calculation are after Gonzalez et. </text:span><text:span text:style-name="T3">Al (2016). </text:span><text:span text:style-name="T11">CO2 loss.</text:span></text:p>
      <text:p text:style-name="P3"><text:span text:style-name="T4"><text:tab/>Calculations for the amount of CO2 lost from the bulk composition into the fluid phase are done by </text:span><text:span text:style-name="T5">calcuting the </text:span><text:span text:style-name="T7">difference in starting</text:span><text:span text:style-name="T5"> CO2 concentration </text:span><text:span text:style-name="T7">and the final concentration </text:span><text:span text:style-name="T5">at</text:span><text:span text:style-name="T4"> a point at approximately the subarc depth. </text:span><text:span text:style-name="T5">Slab and intraslab temperatures are calculated by using a log-linear approximation and the thermal parameter after van keken et al 2011.</text:span><text:span text:style-name="T4"> </text:span><text:span text:style-name="T6">The following </text:span><text:span text:style-name="T4">parameters </text:span><text:span text:style-name="T6">are considered </text:span><text:span text:style-name="T4">when </text:span><text:span text:style-name="T6">calculating </text:span><text:span text:style-name="T4">the isobaric CO2 loss </text:span><text:span text:style-name="T6">for each slab section: Age, velocity of the incoming plate, and the slab dip angle, also known as the thermal parameter (Kirby). CO2 loss here is considered conservative </text:span><text:span text:style-name="T9">since it</text:span><text:span text:style-name="T6"> does not include any pervasive infiltration </text:span><text:span text:style-name="T8">of fluid</text:span><text:span text:style-name="T6"> from the subjacent lithologies. </text:span><text:span text:style-name="T9">However, the closed system approach does provide a mechanism to calculate an upper limit of mass transfer </text:span><text:span text:style-name="T10">for each lithology </text:span><text:span text:style-name="T9">without </text:span><text:span text:style-name="T10">subsequent knowledge of how much water infiltration occurs and to what efficiency kerrick and connolly, connolly and galvez 2018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0T09:04:16.401093738</meta:creation-date>
    <dc:date>2020-11-10T14:33:07.937283458</dc:date>
    <meta:editing-duration>PT6M10S</meta:editing-duration>
    <meta:editing-cycles>1</meta:editing-cycles>
    <meta:document-statistic meta:table-count="0" meta:image-count="0" meta:object-count="0" meta:page-count="1" meta:paragraph-count="3" meta:word-count="278" meta:character-count="1828" meta:non-whitespace-character-count="1551"/>
    <meta:generator>LibreOffice/7.0.2.2$Linux_X86_64 LibreOffice_project/00$Build-2</meta:generator>
  </office:meta>
</office:document-meta>
</file>